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3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2pt" fo:font-weight="bold" style:font-size-asian="12pt" style:font-size-complex="12pt"/>
    </style:style>
    <style:style style:name="P4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fo:background-color="#ffffff">
        <style:tab-stops>
          <style:tab-stop style:position="9.71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7" style:family="paragraph" style:parent-style-name="Horizontal_20_Line">
      <style:text-properties style:font-name="Arial" fo:font-size="6pt" style:font-size-asian="6pt" style:font-size-complex="6pt"/>
    </style:style>
    <style:style style:name="P8" style:family="paragraph" style:parent-style-name="Horizontal_20_Line"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9.684cm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fo:font-weight="bold" style:font-size-asian="11pt" style:font-weight-asian="bold" style:font-size-complex="11pt"/>
    </style:style>
    <style:style style:name="P12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fo:font-size="11pt" style:font-size-asian="11pt" style:font-size-complex="11pt"/>
    </style:style>
    <style:style style:name="P14" style:family="paragraph" style:parent-style-name="Standard" style:master-page-name="First_20_Page">
      <style:paragraph-properties style:page-number="auto">
        <style:tab-stops>
          <style:tab-stop style:position="9.684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_20_body">
      <style:text-properties style:font-name="Arial" fo:font-size="11pt" fo:language="zxx" fo:country="none" style:font-size-asian="11pt" style:font-size-complex="11pt"/>
    </style:style>
    <style:style style:name="P16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17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18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19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20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P21" style:family="paragraph" style:parent-style-name="Horizontal_20_Line">
      <style:paragraph-properties fo:margin-top="0cm" fo:margin-bottom="0cm"/>
      <style:text-properties style:font-name="Arial" fo:font-size="7pt" fo:language="de" fo:country="CH" style:font-size-asian="7pt" style:font-size-complex="7pt"/>
    </style:style>
    <style:style style:name="P22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T1" style:family="text">
      <style:text-properties style:font-name="Arial1"/>
    </style:style>
    <style:style style:name="T2" style:family="text">
      <style:text-properties style:font-name="Arial1" fo:font-size="8pt"/>
    </style:style>
    <style:style style:name="T3" style:family="text">
      <style:text-properties style:font-name="Arial1" fo:font-size="8pt" fo:font-weight="bold"/>
    </style:style>
    <style:style style:name="T4" style:family="text">
      <style:text-properties style:font-name="Arial1" fo:font-weight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9"/>
      <text:p text:style-name="P9"/>
      <text:p text:style-name="P9">[Adressat.Anschrift]</text:p>
      <text:p text:style-name="P9"/>
      <text:p text:style-name="P9"/>
      <text:p text:style-name="P9"/>
      <text:p text:style-name="P1">[Mandant.Ort], [Datum.heute]</text:p>
      <text:p text:style-name="P9"/>
      <text:p text:style-name="P9"/>
      <text:p text:style-name="P9"/>
      <text:p text:style-name="P2">Patient: [Patient.Vorname] [Patient.Name], ([Patient.Geburtsdatum])</text:p>
      <text:p text:style-name="P2">[Patient.Strasse], [Patient.Plz] [Patient.Ort]</text:p>
      <text:p text:style-name="P2">Tel1 [Patient.Telefon1], Tel2 [Patient.Telefon2], Natel [Patient.Natel]</text:p>
      <text:p text:style-name="P8"/>
      <text:p text:style-name="P15"/>
      <text:p text:style-name="P9">Sehr geehrte Damen und Herren</text:p>
      <text:p text:style-name="P9"/>
      <text:p text:style-name="P9">[ ] [Patient:mw:Obgenannter Patient/Obgenannte Patientin] hat einen telefonisch vereinbarten Termin am <text:s text:c="10"/>um <text:s text:c="10"/>Uhr</text:p>
      <text:p text:style-name="P13">[ ] Ich bitte Sie um direktes Aufgebot [Patient:mw:des obgenannten Patienten/der obgenannten Patientin]</text:p>
      <text:p text:style-name="P11">Gewünschte Untersuchung:</text:p>
      <text:p text:style-name="P13"/>
      <text:p text:style-name="P12">Klinische Angaben / Diagnose:</text:p>
      <text:p text:style-name="P9"/>
      <text:p text:style-name="P9"/>
      <text:p text:style-name="P13"/>
      <text:p text:style-name="P9"><text:span text:style-name="T6">Bisherige Therapie</text:span>:</text:p>
      <text:p text:style-name="P9"/>
      <text:p text:style-name="P9"/>
      <text:p text:style-name="P13"/>
      <text:p text:style-name="P9"><text:span text:style-name="T6">Fragestellung</text:span>:</text:p>
      <text:p text:style-name="P9"/>
      <text:p text:style-name="P13"/>
      <text:p text:style-name="P9">Voruntersuchung? <text:tab/>[ ] Nein <text:s/>[ ] Ja<text:tab/><text:tab/><text:tab/><text:tab/>Diabetes?<text:tab/>[ ] Nein [ ] Ja </text:p>
      <text:p text:style-name="P9">Allergien bekannt?<text:tab/>[ ] Nein <text:s/>[ ] Ja<text:tab/><text:tab/><text:tab/><text:tab/>Platzangst?<text:tab/>[ ] Nein [ ] Ja</text:p>
      <text:p text:style-name="P9">Antikoagulation?<text:tab/>[ ] Nein <text:s/>[ ] Ja<text:tab/> Quick<text:tab/><text:tab/><text:tab/>Herzschrittm.<text:tab/>[ ] Nein [ ] Ja</text:p>
      <text:p text:style-name="P9">Schwangerschaft<text:tab/>[ ] Nein <text:s/>[ ] Ja<text:tab/>[ ] fraglich<text:tab/><text:tab/>Metallfremdk<text:tab/>[ ] Nein [ ] Ja</text:p>
      <text:p text:style-name="P13">Niereninsuffizienz<text:tab/>[ ] Nein <text:s/>[ ] Ja <text:s text:c="3"/>Kreatinin</text:p>
      <text:p text:style-name="P9"/>
      <text:p text:style-name="P9"/>
      <text:p text:style-name="P9">Bericht : [ ] Normal [ ] telefonisch [ ] Telefax</text:p>
      <text:p text:style-name="P9"/>
      <text:p text:style-name="P9"/>
      <text:p text:style-name="P9"/>
      <text:p text:style-name="P10">Freundliche Grüsse</text:p>
      <text:p text:style-name="P9"/>
      <text:p text:style-name="P9"><text:soft-page-break/></text:p>
      <text:p text:style-name="P9"/>
      <text:p text:style-name="P5">[Mandant.Titel] [Mandant.Vorname] [Mandant.Name]</text:p>
      <text:p text:style-name="P6">Facharzt für [Mandant.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MP3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MP4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5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P6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2pt" fo:font-weight="bold" style:font-size-asian="12pt" style:font-size-complex="12pt"/>
    </style:style>
    <style:style style:name="MP7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MP8" style:family="paragraph" style:parent-style-name="Horizontal_20_Line">
      <style:text-properties style:font-name="Arial" fo:font-size="6pt" style:font-size-asian="6pt" style:font-size-complex="6pt"/>
    </style:style>
    <style:style style:name="MP9" style:family="paragraph" style:parent-style-name="Horizontal_20_Line">
      <style:paragraph-properties fo:margin-top="0cm" fo:margin-bottom="0cm"/>
      <style:text-properties style:font-name="Arial" fo:font-size="7pt" fo:language="de" fo:country="CH" style:font-size-asian="7pt" style:font-size-complex="7pt"/>
    </style:style>
    <style:style style:name="MT1" style:family="text">
      <style:text-properties fo:font-weight="bold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326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1">[Patient.Vorname] [Patient.Name], [Patient.Geburtsdatum]</text:span>, [Patient.Strasse], [Patient.Plz] [Patient.Ort]</text:p>
        <text:p text:style-name="MP4">Tel1 [Patient.Telefon1], Tel2 [Patient.Telefon2], Natel [Patient.Natel], E-Mail [Patient.E-Mail]</text:p>
        <text:p text:style-name="MP5">Seite 2 /4</text:p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MP6">[Mandant.Titel] [Mandant.Vorname] [Mandant.Name]</text:p>
        <text:p text:style-name="MP6">Facharzt für [Mandant.TarmedSpezialität]</text:p>
        <text:p text:style-name="MP7">[Mandant.Strasse], [Mandant.Plz] [Mandant.Ort]</text:p>
        <text:p text:style-name="MP7">Tel [Mandant.Telefon1], Fax [Mandant.Fax], E-Mail [Mandant.E-Mail]</text:p>
        <text:p text:style-name="MP8"/>
      </style:header>
      <style:footer>
        <text:p text:style-name="MP9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  <style:master-page style:name="HTML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1-28T14:51:04</meta:creation-date>
    <dc:date>2016-12-07T08:52:26.61</dc:date>
    <dc:language>de-DE</dc:language>
    <meta:editing-cycles>10</meta:editing-cycles>
    <meta:editing-duration>PT55M1S</meta:editing-duration>
    <meta:document-statistic meta:table-count="0" meta:image-count="0" meta:object-count="0" meta:page-count="2" meta:paragraph-count="34" meta:word-count="214" meta:character-count="1950"/>
    <meta:user-defined meta:name="Info 1"/>
    <meta:user-defined meta:name="Info 2"/>
    <meta:user-defined meta:name="Info 3"/>
    <meta:user-defined meta:name="Info 4"/>
    <meta:template xlink:type="simple" xlink:actuate="onRequest" xlink:title="praxis_brief" xlink:href="private:/alle/Documents/vorlagen/praxis_brief.stw" meta:date="2006-01-28T14:51:03"/>
  </office:meta>
</office:document-meta>
</file>